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12CC6630DB922254FD6.png" manifest:media-type="image/png"/>
  <manifest:file-entry manifest:full-path="Pictures/100000000000012C0000012CAD1FB27364A4B7B5.png" manifest:media-type="image/png"/>
  <manifest:file-entry manifest:full-path="Pictures/100000000000012C0000012C7B1FD7BCA6DC2E7B.png" manifest:media-type="image/png"/>
  <manifest:file-entry manifest:full-path="Pictures/100000000000012C0000012CF63306F84943D37E.png" manifest:media-type="image/png"/>
  <manifest:file-entry manifest:full-path="Pictures/100000000000012C0000012C34E7E01154C312B4.png" manifest:media-type="image/png"/>
  <manifest:file-entry manifest:full-path="Pictures/100000000000012C0000012C7AE37643899FDA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c8d" officeooo:paragraph-rsid="000b4c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 type = 5x5_100 </text:p>
      <text:p text:style-name="P1">actual size = 4cm</text:p>
      <text:p text:style-name="P1"/>
      <text:p text:style-name="Standard"><draw:frame draw:style-name="fr2" draw:name="Image1" text:anchor-type="paragraph" svg:x="0.2256in" svg:y="0.1417in" svg:width="1.5701in" svg:height="1.5701in" draw:z-index="0"><draw:image xlink:href="Pictures/100000000000012C0000012C7AE37643899FDA46.png" xlink:type="simple" xlink:show="embed" xlink:actuate="onLoad" loext:mime-type="image/png"/></draw:frame><draw:frame draw:style-name="fr2" draw:name="Image2" text:anchor-type="paragraph" svg:x="3.1492in" svg:y="0.1264in" svg:width="1.5701in" svg:height="1.5701in" draw:z-index="1"><draw:image xlink:href="Pictures/100000000000012C0000012C34E7E01154C312B4.png" xlink:type="simple" xlink:show="embed" xlink:actuate="onLoad" loext:mime-type="image/png"/></draw:frame><draw:frame draw:style-name="fr1" draw:name="Image3" text:anchor-type="char" svg:x="3.1126in" svg:y="2.0244in" svg:width="1.5701in" svg:height="1.5701in" draw:z-index="2"><draw:image xlink:href="Pictures/100000000000012C0000012C7B1FD7BCA6DC2E7B.png" xlink:type="simple" xlink:show="embed" xlink:actuate="onLoad" loext:mime-type="image/png"/></draw:frame><draw:frame draw:style-name="fr1" draw:name="Image4" text:anchor-type="char" svg:x="3.4398in" svg:y="4.2409in" svg:width="1.5701in" svg:height="1.5701in" draw:z-index="3"><draw:image xlink:href="Pictures/100000000000012C0000012CAD1FB27364A4B7B5.png" xlink:type="simple" xlink:show="embed" xlink:actuate="onLoad" loext:mime-type="image/png"/></draw:frame><draw:frame draw:style-name="fr1" draw:name="Image5" text:anchor-type="char" svg:x="0.2252in" svg:y="4.2634in" svg:width="1.5701in" svg:height="1.5701in" draw:z-index="4"><draw:image xlink:href="Pictures/100000000000012C0000012CC6630DB922254FD6.png" xlink:type="simple" xlink:show="embed" xlink:actuate="onLoad" loext:mime-type="image/png"/></draw:frame><draw:frame draw:style-name="fr1" draw:name="Image6" text:anchor-type="char" svg:x="0.1811in" svg:y="2.0457in" svg:width="1.5701in" svg:height="1.5701in" draw:z-index="5"><draw:image xlink:href="Pictures/100000000000012C0000012CF63306F84943D3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8:59:42.816811479</meta:creation-date>
    <dc:date>2022-01-04T19:05:54.023368932</dc:date>
    <meta:editing-duration>PT6M11S</meta:editing-duration>
    <meta:editing-cycles>1</meta:editing-cycles>
    <meta:document-statistic meta:table-count="0" meta:image-count="6" meta:object-count="0" meta:page-count="1" meta:paragraph-count="2" meta:word-count="8" meta:character-count="37" meta:non-whitespace-character-count="30"/>
    <meta:generator>LibreOffice/6.4.7.2$Linux_X86_64 LibreOffice_project/40$Build-2</meta:generator>
  </office:meta>
</office:document-meta>
</file>